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color="#343a40" style:font-name="Segoe UI" fo:font-size="13pt" style:font-size-asian="13pt" style:font-name-complex="Segoe UI1" style:font-size-complex="13pt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officeooo:rsid="001bea37" officeooo:paragraph-rsid="001bea37"/>
    </style:style>
    <style:style style:name="P5" style:family="paragraph" style:parent-style-name="Standard">
      <style:text-properties fo:color="#343a40" style:font-name="Segoe UI" fo:font-size="13pt" fo:background-color="#ffffff" style:font-size-asian="13pt" style:font-name-complex="Segoe UI1" style:font-size-complex="13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color="#343a40" style:font-name="Segoe UI" fo:font-size="13pt" fo:background-color="#ffffff" loext:char-shading-value="0" style:font-size-asian="13pt" style:font-name-complex="Segoe UI1" style:font-size-complex="13pt"/>
    </style:style>
    <style:style style:name="T2" style:family="text">
      <style:text-properties fo:color="#343a40" style:font-name="Segoe UI" fo:font-size="13pt" style:font-size-asian="13pt" style:font-name-complex="Segoe UI1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Upload the synopsis for your mini project to be implemented.</text:span></text:p>
      <text:p text:style-name="Standard"><text:span text:style-name="T1">The synopsis shall include:</text:span></text:p>
      <text:list xml:id="list2828491799" text:style-name="WWNum1">
        <text:list-item>
          <text:p text:style-name="P1"><text:span text:style-name="T1">Problem statement</text:span></text:p>
        </text:list-item>
        <text:list-item>
          <text:p text:style-name="P1"><text:span text:style-name="T1">Objectives</text:span></text:p>
        </text:list-item>
        <text:list-item>
          <text:p text:style-name="P1"><text:span text:style-name="T1">Functional requirements</text:span></text:p>
        </text:list-item>
        <text:list-item>
          <text:p text:style-name="P1"><text:span text:style-name="T1">ER diagram</text:span></text:p>
        </text:list-item>
        <text:list-item>
          <text:p text:style-name="P1"><text:span text:style-name="T1">Relational schemas obtained from ER.</text:span></text:p>
        </text:list-item>
        <text:list-item>
          <text:p text:style-name="P1"><text:span text:style-name="T1">Set of Functional dependencies </text:span><text:span text:style-name="T2">that must hold on each table.</text:span></text:p>
        </text:list-item>
        <text:list-item>
          <text:p text:style-name="P1"><text:span text:style-name="T2">Each table has to be normalized upto 3NF.</text:span></text:p>
        </text:list-item>
      </text:list>
      <text:p text:style-name="P3"/>
      <text:p text:style-name="P2"><text:span text:style-name="T2">Submission will be in the form of doc file. <text:s/>ER diagram can uploaded separately (image file) as most of the student draw it by hand. Maximum two files .</text:span></text:p>
      <text:p text:style-name="P2"><text:span text:style-name="T1"/></text:p>
      <text:p text:style-name="P4"><text:span text:style-name="T1">hello</text:span>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4</meta:editing-cycles>
    <meta:creation-date>2021-10-04T07:45:00</meta:creation-date>
    <dc:date>2021-11-10T01:47:37.335523755</dc:date>
    <meta:editing-duration>PT9M13S</meta:editing-duration>
    <meta:generator>LibreOffice/6.4.7.2$Linux_X86_64 LibreOffice_project/40$Build-2</meta:generator>
    <meta:document-statistic meta:table-count="0" meta:image-count="0" meta:object-count="0" meta:page-count="1" meta:paragraph-count="11" meta:word-count="81" meta:character-count="455" meta:non-whitespace-character-count="3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